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18.24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2.95mm"/>
    </style:style>
    <style:style style:name="co15" style:family="table-column">
      <style:table-column-properties fo:break-before="auto" style:column-width="38.4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6.76mm"/>
    </style:style>
    <style:style style:name="co18" style:family="table-column">
      <style:table-column-properties fo:break-before="auto" style:column-width="47.92mm"/>
    </style:style>
    <style:style style:name="co19" style:family="table-column">
      <style:table-column-properties fo:break-before="auto" style:column-width="34.1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 style:data-style-name="N10002"/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2">
      <style:table-cell-properties fo:background-color="#ffff99"/>
    </style:style>
    <style:style style:name="ce6" style:family="table-cell" style:parent-style-name="Default" style:data-style-name="N2">
      <style:table-cell-properties fo:background-color="#ccff00"/>
    </style:style>
  </office:automatic-styles>
  <office:body>
    <office:spreadsheet>
      <table:calculation-settings table:automatic-find-labels="false"/>
      <table:table table:name="resultats-calcu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3"/>
        <table:table-column table:style-name="co7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ce3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3" table:visibility="collapse" table:default-cell-style-name="ce3"/>
        <table:table-column table:style-name="co14" table:visibility="collapse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Equipe</text:p>
          </table:table-cell>
          <table:table-cell office:value-type="string" calcext:value-type="string">
            <text:p>Epreuve</text:p>
          </table:table-cell>
          <table:table-cell table:style-name="Default" office:value-type="string" calcext:value-type="string">
            <text:p>Resultat</text:p>
          </table:table-cell>
          <table:table-cell office:value-type="string" calcext:value-type="string">
            <text:p>Disqualification</text:p>
          </table:table-cell>
          <table:table-cell table:style-name="Default" office:value-type="string" calcext:value-type="string">
            <text:p>Description </text:p>
          </table:table-cell>
          <table:table-cell office:value-type="string" calcext:value-type="string">
            <text:p>Annonc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<text:s/>sec</text:p>
          </table:table-cell>
          <table:table-cell office:value-type="string" calcext:value-type="string">
            <text:p>centième</text:p>
          </table:table-cell>
          <table:table-cell table:style-name="Default" office:value-type="string" calcext:value-type="string">
            <text:p>Résultats</text:p>
            <text:p>Temp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entième</text:p>
          </table:table-cell>
          <table:table-cell table:style-name="Default" office:value-type="string" calcext:value-type="string">
            <text:p>Résultats</text:p>
            <text:p>Temps</text:p>
          </table:table-cell>
          <table:table-cell table:style-name="Default" office:value-type="string" calcext:value-type="string">
            <text:p>Moyenne</text:p>
          </table:table-cell>
          <table:table-cell office:value-type="string" calcext:value-type="string">
            <text:p>nombres longueurs</text:p>
            <text:p>ENTAMÉES</text:p>
          </table:table-cell>
          <table:table-cell office:value-type="string" calcext:value-type="string">
            <text:p>distance lue</text:p>
          </table:table-cell>
          <table:table-cell office:value-type="string" calcext:value-type="string">
            <text:p>distance réelle</text:p>
          </table:table-cell>
          <table:table-cell office:value-type="string" calcext:value-type="string">
            <text:p>Temps moyen (min)</text:p>
          </table:table-cell>
          <table:table-cell office:value-type="string" calcext:value-type="string">
            <text:p>Temps moyen (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HUBIN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wf</text:p>
          </table:table-cell>
          <table:table-cell table:formula="of:=[.V2]" office:value-type="float" office:value="107.24" calcext:value-type="float">
            <text:p>107.24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[.K2]*60+[.L2]+[.M2]/100" office:value-type="float" office:value="150.2" calcext:value-type="float">
            <text:p>150,20</text:p>
          </table:table-cell>
          <table:table-cell table:style-name="ce4" table:number-columns-repeated="3"/>
          <table:table-cell table:style-name="ce5"/>
          <table:table-cell table:formula="of:=([.N2]+[.R2])/2" office:value-type="float" office:value="75.1" calcext:value-type="float">
            <text:p>75,10</text:p>
          </table:table-cell>
          <table:table-cell office:value-type="float" office:value="3" calcext:value-type="float">
            <text:p>3</text:p>
          </table:table-cell>
          <table:table-cell office:value-type="float" office:value="7.24" calcext:value-type="float">
            <text:p>7,24</text:p>
          </table:table-cell>
          <table:table-cell table:formula="of:=[.T2]*50+IF(MOD([.T2];2); [.U2]-50; -[.U2])" office:value-type="float" office:value="107.24" calcext:value-type="float">
            <text:p>107,24</text:p>
          </table:table-cell>
          <table:table-cell table:formula="of:=QUOTIENT([.S2];60)" office:value-type="float" office:value="1" calcext:value-type="float">
            <text:p>1</text:p>
          </table:table-cell>
          <table:table-cell table:formula="of:=MOD([.S2];60)" office:value-type="float" office:value="15.1" calcext:value-type="float">
            <text:p>15,1</text:p>
          </table:table-cell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RRE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table:style-name="ce1" office:value-type="string" calcext:value-type="string">
            <text:p>sta</text:p>
          </table:table-cell>
          <table:table-cell table:formula="of:=[.S3]" office:value-type="float" office:value="251.69" calcext:value-type="float">
            <text:p>251.69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[.K3]*60+[.L3]+[.M3]/100" office:value-type="float" office:value="251.34" calcext:value-type="float">
            <text:p>251,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O3]*60+[.P3]+[.Q3]/100" office:value-type="float" office:value="252.04" calcext:value-type="float">
            <text:p>252,04</text:p>
          </table:table-cell>
          <table:table-cell table:style-name="ce6" table:formula="of:=([.N3]+[.R3])/2" office:value-type="float" office:value="251.69" calcext:value-type="float">
            <text:p>251,69</text:p>
          </table:table-cell>
          <table:table-cell table:number-columns-repeated="2"/>
          <table:table-cell table:formula="of:=[.T3]*50+IF(MOD([.T3];2); [.U3]-50; -[.U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CHAMBR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table:style-name="ce1" office:value-type="string" calcext:value-type="string">
            <text:p>sta</text:p>
          </table:table-cell>
          <table:table-cell table:formula="of:=[.S4]" office:value-type="float" office:value="430.625" calcext:value-type="float">
            <text:p>430.6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K4]*60+[.L4]+[.M4]/100" office:value-type="float" office:value="430.78" calcext:value-type="float">
            <text:p>430,7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[.O4]*60+[.P4]+[.Q4]/100" office:value-type="float" office:value="430.47" calcext:value-type="float">
            <text:p>430,47</text:p>
          </table:table-cell>
          <table:table-cell table:style-name="ce6" table:formula="of:=([.N4]+[.R4])/2" office:value-type="float" office:value="430.625" calcext:value-type="float">
            <text:p>430,63</text:p>
          </table:table-cell>
          <table:table-cell table:number-columns-repeated="2"/>
          <table:table-cell table:formula="of:=[.T4]*50+IF(MOD([.T4];2); [.U4]-50; -[.U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Jérome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pd</text:p>
          </table:table-cell>
          <table:table-cell table:formula="of:=[.S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]*60+[.L5]+[.M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]*60+[.P5]+[.Q5]/100" office:value-type="float" office:value="0" calcext:value-type="float">
            <text:p>0,00</text:p>
          </table:table-cell>
          <table:table-cell table:style-name="ce3" table:formula="of:=([.N5]+[.R5])/2" office:value-type="float" office:value="0" calcext:value-type="float">
            <text:p>0,00</text:p>
          </table:table-cell>
          <table:table-cell table:number-columns-repeated="2"/>
          <table:table-cell table:formula="of:=[.T5]*50+IF(MOD([.T5];2); [.U5]-50; -[.U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ARAN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wf</text:p>
          </table:table-cell>
          <table:table-cell table:formula="of:=[.V6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6]*60+[.L6]+[.M6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6]*60+[.P6]+[.Q6]/100" office:value-type="float" office:value="0" calcext:value-type="float">
            <text:p>0,00</text:p>
          </table:table-cell>
          <table:table-cell table:formula="of:=([.N6]+[.R6])/2" office:value-type="float" office:value="0" calcext:value-type="float">
            <text:p>0,00</text:p>
          </table:table-cell>
          <table:table-cell table:number-columns-repeated="2"/>
          <table:table-cell table:formula="of:=[.T6]*50+IF(MOD([.T6];2); [.U6]-50; -[.U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SPAN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wf</text:p>
          </table:table-cell>
          <table:table-cell table:formula="of:=[.V7]" office:value-type="float" office:value="100" calcext:value-type="float">
            <text:p>10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7]*60+[.L7]+[.M7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7]*60+[.P7]+[.Q7]/100" office:value-type="float" office:value="0" calcext:value-type="float">
            <text:p>0,00</text:p>
          </table:table-cell>
          <table:table-cell table:formula="of:=([.N7]+[.R7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T7]*50+IF(MOD([.T7];2); [.U7]-50; -[.U7])" office:value-type="float" office:value="100" calcext:value-type="float">
            <text:p>100</text:p>
          </table:table-cell>
          <table:table-cell table:number-columns-repeated="2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OSS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table:style-name="ce1" office:value-type="string" calcext:value-type="string">
            <text:p>sta</text:p>
          </table:table-cell>
          <table:table-cell table:formula="of:=[.S8]" office:value-type="float" office:value="156.035" calcext:value-type="float">
            <text:p>156.04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formula="of:=[.K8]*60+[.L8]+[.M8]/100" office:value-type="float" office:value="155.81" calcext:value-type="float">
            <text:p>155,8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O8]*60+[.P8]+[.Q8]/100" office:value-type="float" office:value="156.26" calcext:value-type="float">
            <text:p>156,26</text:p>
          </table:table-cell>
          <table:table-cell table:style-name="ce6" table:formula="of:=([.N8]+[.R8])/2" office:value-type="float" office:value="156.035" calcext:value-type="float">
            <text:p>156,04</text:p>
          </table:table-cell>
          <table:table-cell table:number-columns-repeated="2"/>
          <table:table-cell table:formula="of:=[.T8]*50+IF(MOD([.T8];2); [.U8]-50; -[.U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BABA AI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wf</text:p>
          </table:table-cell>
          <table:table-cell table:formula="of:=[.V9]" office:value-type="float" office:value="70.5" calcext:value-type="float">
            <text:p>70.5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9]*60+[.L9]+[.M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9]*60+[.P9]+[.Q9]/100" office:value-type="float" office:value="0" calcext:value-type="float">
            <text:p>0,00</text:p>
          </table:table-cell>
          <table:table-cell table:formula="of:=([.N9]+[.R9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,5</text:p>
          </table:table-cell>
          <table:table-cell table:formula="of:=[.T9]*50+IF(MOD([.T9];2); [.U9]-50; -[.U9])" office:value-type="float" office:value="70.5" calcext:value-type="float">
            <text:p>70,5</text:p>
          </table:table-cell>
          <table:table-cell table:number-columns-repeated="2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UBOU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table:style-name="ce1" office:value-type="string" calcext:value-type="string">
            <text:p>sta</text:p>
          </table:table-cell>
          <table:table-cell table:formula="of:=[.S10]" office:value-type="float" office:value="331.735" calcext:value-type="float">
            <text:p>331.74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[.K10]*60+[.L10]+[.M10]/100" office:value-type="float" office:value="331.47" calcext:value-type="float">
            <text:p>331,4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O10]*60+[.P10]+[.Q10]/100" office:value-type="float" office:value="332" calcext:value-type="float">
            <text:p>332,00</text:p>
          </table:table-cell>
          <table:table-cell table:style-name="ce6" table:formula="of:=([.N10]+[.R10])/2" office:value-type="float" office:value="331.735" calcext:value-type="float">
            <text:p>331,74</text:p>
          </table:table-cell>
          <table:table-cell table:number-columns-repeated="2"/>
          <table:table-cell table:formula="of:=[.T10]*50+IF(MOD([.T10];2); [.U10]-50; -[.U1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pd</text:p>
          </table:table-cell>
          <table:table-cell table:formula="of:=[.S11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]*60+[.L11]+[.M1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]*60+[.P11]+[.Q11]/100" office:value-type="float" office:value="0" calcext:value-type="float">
            <text:p>0,00</text:p>
          </table:table-cell>
          <table:table-cell table:style-name="ce3" table:formula="of:=([.N11]+[.R11])/2" office:value-type="float" office:value="0" calcext:value-type="float">
            <text:p>0,00</text:p>
          </table:table-cell>
          <table:table-cell table:number-columns-repeated="2"/>
          <table:table-cell table:formula="of:=[.T11]*50+IF(MOD([.T11];2); [.U11]-50; -[.U1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ALV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table:style-name="ce1" office:value-type="string" calcext:value-type="string">
            <text:p>sta</text:p>
          </table:table-cell>
          <table:table-cell table:formula="of:=[.S12]" office:value-type="float" office:value="218.22" calcext:value-type="float">
            <text:p>218.22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[.K12]*60+[.L12]+[.M12]/100" office:value-type="float" office:value="218.22" calcext:value-type="float">
            <text:p>218,2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[.O12]*60+[.P12]+[.Q12]/100" office:value-type="float" office:value="218.22" calcext:value-type="float">
            <text:p>218,22</text:p>
          </table:table-cell>
          <table:table-cell table:style-name="ce6" table:formula="of:=([.N12]+[.R12])/2" office:value-type="float" office:value="218.22" calcext:value-type="float">
            <text:p>218,22</text:p>
          </table:table-cell>
          <table:table-cell table:number-columns-repeated="2"/>
          <table:table-cell table:formula="of:=[.T12]*50+IF(MOD([.T12];2); [.U12]-50; -[.U12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DUTO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pd</text:p>
          </table:table-cell>
          <table:table-cell table:formula="of:=[.S13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3]*60+[.L13]+[.M1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3]*60+[.P13]+[.Q13]/100" office:value-type="float" office:value="0" calcext:value-type="float">
            <text:p>0,00</text:p>
          </table:table-cell>
          <table:table-cell table:style-name="ce3" table:formula="of:=([.N13]+[.R13])/2" office:value-type="float" office:value="0" calcext:value-type="float">
            <text:p>0,00</text:p>
          </table:table-cell>
          <table:table-cell table:number-columns-repeated="2"/>
          <table:table-cell table:formula="of:=[.T13]*50+IF(MOD([.T13];2); [.U13]-50; -[.U1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 CO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table:style-name="ce1" office:value-type="string" calcext:value-type="string">
            <text:p>sta</text:p>
          </table:table-cell>
          <table:table-cell table:formula="of:=[.S14]" office:value-type="float" office:value="181.185" calcext:value-type="float">
            <text:p>181.19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K14]*60+[.L14]+[.M14]/100" office:value-type="float" office:value="181.03" calcext:value-type="float">
            <text:p>181,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O14]*60+[.P14]+[.Q14]/100" office:value-type="float" office:value="181.34" calcext:value-type="float">
            <text:p>181,34</text:p>
          </table:table-cell>
          <table:table-cell table:style-name="ce6" table:formula="of:=([.N14]+[.R14])/2" office:value-type="float" office:value="181.185" calcext:value-type="float">
            <text:p>181,19</text:p>
          </table:table-cell>
          <table:table-cell table:number-columns-repeated="2"/>
          <table:table-cell table:formula="of:=[.T14]*50+IF(MOD([.T14];2); [.U14]-50; -[.U1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wf</text:p>
          </table:table-cell>
          <table:table-cell table:formula="of:=[.V15]" office:value-type="float" office:value="88.2" calcext:value-type="float">
            <text:p>88.2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5]*60+[.L15]+[.M15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5]*60+[.P15]+[.Q15]/100" office:value-type="float" office:value="0" calcext:value-type="float">
            <text:p>0,00</text:p>
          </table:table-cell>
          <table:table-cell table:formula="of:=([.N15]+[.R15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,8</text:p>
          </table:table-cell>
          <table:table-cell table:formula="of:=[.T15]*50+IF(MOD([.T15];2); [.U15]-50; -[.U15])" office:value-type="float" office:value="88.2" calcext:value-type="float">
            <text:p>88,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CHAKRO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wf</text:p>
          </table:table-cell>
          <table:table-cell table:formula="of:=[.V16]" office:value-type="float" office:value="102.95" calcext:value-type="float">
            <text:p>102.95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6]*60+[.L16]+[.M16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6]*60+[.P16]+[.Q16]/100" office:value-type="float" office:value="0" calcext:value-type="float">
            <text:p>0,00</text:p>
          </table:table-cell>
          <table:table-cell table:formula="of:=([.N16]+[.R16])/2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,95</text:p>
          </table:table-cell>
          <table:table-cell table:formula="of:=[.T16]*50+IF(MOD([.T16];2); [.U16]-50; -[.U16])" office:value-type="float" office:value="102.95" calcext:value-type="float">
            <text:p>102,95</text:p>
          </table:table-cell>
          <table:table-cell table:number-columns-repeated="2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DANJ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table:style-name="ce1" office:value-type="string" calcext:value-type="string">
            <text:p>sta</text:p>
          </table:table-cell>
          <table:table-cell table:formula="of:=[.S17]" office:value-type="float" office:value="292.11" calcext:value-type="float">
            <text:p>292.11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[.K17]*60+[.L17]+[.M17]/100" office:value-type="float" office:value="292.09" calcext:value-type="float">
            <text:p>292,0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formula="of:=[.O17]*60+[.P17]+[.Q17]/100" office:value-type="float" office:value="292.13" calcext:value-type="float">
            <text:p>292,13</text:p>
          </table:table-cell>
          <table:table-cell table:style-name="ce6" table:formula="of:=([.N17]+[.R17])/2" office:value-type="float" office:value="292.11" calcext:value-type="float">
            <text:p>292,11</text:p>
          </table:table-cell>
          <table:table-cell table:number-columns-repeated="2"/>
          <table:table-cell table:formula="of:=[.T17]*50+IF(MOD([.T17];2); [.U17]-50; -[.U1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RD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wf</text:p>
          </table:table-cell>
          <table:table-cell table:formula="of:=[.V18]" office:value-type="float" office:value="82.46" calcext:value-type="float">
            <text:p>82.46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8]*60+[.L18]+[.M18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8]*60+[.P18]+[.Q18]/100" office:value-type="float" office:value="0" calcext:value-type="float">
            <text:p>0,00</text:p>
          </table:table-cell>
          <table:table-cell table:formula="of:=([.N18]+[.R18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17.54" calcext:value-type="float">
            <text:p>17,54</text:p>
          </table:table-cell>
          <table:table-cell table:formula="of:=[.T18]*50+IF(MOD([.T18];2); [.U18]-50; -[.U18])" office:value-type="float" office:value="82.46" calcext:value-type="float">
            <text:p>82,4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O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wf</text:p>
          </table:table-cell>
          <table:table-cell table:formula="of:=[.V1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9]*60+[.L19]+[.M1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9]*60+[.P19]+[.Q19]/100" office:value-type="float" office:value="0" calcext:value-type="float">
            <text:p>0,00</text:p>
          </table:table-cell>
          <table:table-cell table:formula="of:=([.N19]+[.R19])/2" office:value-type="float" office:value="0" calcext:value-type="float">
            <text:p>0,00</text:p>
          </table:table-cell>
          <table:table-cell table:number-columns-repeated="2"/>
          <table:table-cell table:formula="of:=[.T19]*50+IF(MOD([.T19];2); [.U19]-50; -[.U19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GOLLI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pd</text:p>
          </table:table-cell>
          <table:table-cell table:formula="of:=[.S20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0]*60+[.L20]+[.M2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0]*60+[.P20]+[.Q20]/100" office:value-type="float" office:value="0" calcext:value-type="float">
            <text:p>0,00</text:p>
          </table:table-cell>
          <table:table-cell table:style-name="ce3" table:formula="of:=([.N20]+[.R20])/2" office:value-type="float" office:value="0" calcext:value-type="float">
            <text:p>0,00</text:p>
          </table:table-cell>
          <table:table-cell table:number-columns-repeated="2"/>
          <table:table-cell table:formula="of:=[.T20]*50+IF(MOD([.T20];2); [.U20]-50; -[.U2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KOZHEV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table:style-name="ce1" office:value-type="string" calcext:value-type="string">
            <text:p>sta</text:p>
          </table:table-cell>
          <table:table-cell table:formula="of:=[.S21]" office:value-type="float" office:value="0" calcext:value-type="float">
            <text:p>0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yncope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1]*60+[.L21]+[.M2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1]*60+[.P21]+[.Q21]/100" office:value-type="float" office:value="0" calcext:value-type="float">
            <text:p>0,00</text:p>
          </table:table-cell>
          <table:table-cell table:style-name="ce6" table:formula="of:=([.N21]+[.R21])/2" office:value-type="float" office:value="0" calcext:value-type="float">
            <text:p>0,00</text:p>
          </table:table-cell>
          <table:table-cell table:number-columns-repeated="2"/>
          <table:table-cell table:formula="of:=[.T21]*50+IF(MOD([.T21];2); [.U21]-50; -[.U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BAT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wf</text:p>
          </table:table-cell>
          <table:table-cell table:formula="of:=[.V22]" office:value-type="float" office:value="106.68" calcext:value-type="float">
            <text:p>106.68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22]*60+[.L22]+[.M22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22]*60+[.P22]+[.Q22]/100" office:value-type="float" office:value="0" calcext:value-type="float">
            <text:p>0,00</text:p>
          </table:table-cell>
          <table:table-cell table:formula="of:=([.N22]+[.R22])/2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6.68" calcext:value-type="float">
            <text:p>6,68</text:p>
          </table:table-cell>
          <table:table-cell table:formula="of:=[.T22]*50+IF(MOD([.T22];2); [.U22]-50; -[.U22])" office:value-type="float" office:value="106.68" calcext:value-type="float">
            <text:p>106,6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OURRI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wf</text:p>
          </table:table-cell>
          <table:table-cell table:formula="of:=[.V23]" office:value-type="float" office:value="129.2" calcext:value-type="float">
            <text:p>129.2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23]*60+[.L23]+[.M23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23]*60+[.P23]+[.Q23]/100" office:value-type="float" office:value="0" calcext:value-type="float">
            <text:p>0,00</text:p>
          </table:table-cell>
          <table:table-cell table:formula="of:=([.N23]+[.R23])/2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29.2" calcext:value-type="float">
            <text:p>29,2</text:p>
          </table:table-cell>
          <table:table-cell table:formula="of:=[.T23]*50+IF(MOD([.T23];2); [.U23]-50; -[.U23])" office:value-type="float" office:value="129.2" calcext:value-type="float">
            <text:p>129,2</text:p>
          </table:table-cell>
          <table:table-cell table:number-columns-repeated="2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RGUIN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pd</text:p>
          </table:table-cell>
          <table:table-cell table:formula="of:=[.S24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24]*60+[.L24]+[.M2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24]*60+[.P24]+[.Q24]/100" office:value-type="float" office:value="0" calcext:value-type="float">
            <text:p>0,00</text:p>
          </table:table-cell>
          <table:table-cell table:style-name="ce3" table:formula="of:=([.N24]+[.R24])/2" office:value-type="float" office:value="0" calcext:value-type="float">
            <text:p>0,00</text:p>
          </table:table-cell>
          <table:table-cell table:number-columns-repeated="2"/>
          <table:table-cell table:formula="of:=[.T24]*50+IF(MOD([.T24];2); [.U24]-50; -[.U2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table:style-name="ce1" office:value-type="string" calcext:value-type="string">
            <text:p>sta</text:p>
          </table:table-cell>
          <table:table-cell table:formula="of:=[.S25]" office:value-type="float" office:value="168.63" calcext:value-type="float">
            <text:p>168.6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K25]*60+[.L25]+[.M25]/100" office:value-type="float" office:value="168.66" calcext:value-type="float">
            <text:p>168,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[.O25]*60+[.P25]+[.Q25]/100" office:value-type="float" office:value="168.6" calcext:value-type="float">
            <text:p>168,60</text:p>
          </table:table-cell>
          <table:table-cell table:style-name="ce6" table:formula="of:=([.N25]+[.R25])/2" office:value-type="float" office:value="168.63" calcext:value-type="float">
            <text:p>168,63</text:p>
          </table:table-cell>
          <table:table-cell table:number-columns-repeated="2"/>
          <table:table-cell table:formula="of:=[.T25]*50+IF(MOD([.T25];2); [.U25]-50; -[.U25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table:style-name="ce1" office:value-type="string" calcext:value-type="string">
            <text:p>sta</text:p>
          </table:table-cell>
          <table:table-cell table:formula="of:=[.S26]" office:value-type="float" office:value="228" calcext:value-type="float">
            <text:p>228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K26]*60+[.L26]+[.M26]/100" office:value-type="float" office:value="228.02" calcext:value-type="float">
            <text:p>228,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formula="of:=[.O26]*60+[.P26]+[.Q26]/100" office:value-type="float" office:value="227.98" calcext:value-type="float">
            <text:p>227,98</text:p>
          </table:table-cell>
          <table:table-cell table:style-name="ce6" table:formula="of:=([.N26]+[.R26])/2" office:value-type="float" office:value="228" calcext:value-type="float">
            <text:p>228,00</text:p>
          </table:table-cell>
          <table:table-cell table:number-columns-repeated="2"/>
          <table:table-cell table:formula="of:=[.T26]*50+IF(MOD([.T26];2); [.U26]-50; -[.U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wf</text:p>
          </table:table-cell>
          <table:table-cell table:formula="of:=[.V2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27]*60+[.L27]+[.M27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27]*60+[.P27]+[.Q27]/100" office:value-type="float" office:value="0" calcext:value-type="float">
            <text:p>0,00</text:p>
          </table:table-cell>
          <table:table-cell table:formula="of:=([.N27]+[.R27])/2" office:value-type="float" office:value="0" calcext:value-type="float">
            <text:p>0,00</text:p>
          </table:table-cell>
          <table:table-cell table:number-columns-repeated="2"/>
          <table:table-cell table:formula="of:=[.T27]*50+IF(MOD([.T27];2); [.U27]-50; -[.U2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table:style-name="ce1" office:value-type="string" calcext:value-type="string">
            <text:p>sta</text:p>
          </table:table-cell>
          <table:table-cell table:formula="of:=[.S28]" office:value-type="float" office:value="450.395" calcext:value-type="float">
            <text:p>450.4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K28]*60+[.L28]+[.M28]/100" office:value-type="float" office:value="450.41" calcext:value-type="float">
            <text:p>450,4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[.O28]*60+[.P28]+[.Q28]/100" office:value-type="float" office:value="450.38" calcext:value-type="float">
            <text:p>450,38</text:p>
          </table:table-cell>
          <table:table-cell table:style-name="ce6" table:formula="of:=([.N28]+[.R28])/2" office:value-type="float" office:value="450.395" calcext:value-type="float">
            <text:p>450,40</text:p>
          </table:table-cell>
          <table:table-cell table:number-columns-repeated="2"/>
          <table:table-cell table:formula="of:=[.T28]*50+IF(MOD([.T28];2); [.U28]-50; -[.U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MURBA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wf</text:p>
          </table:table-cell>
          <table:table-cell table:formula="of:=[.V2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29]*60+[.L29]+[.M2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29]*60+[.P29]+[.Q29]/100" office:value-type="float" office:value="0" calcext:value-type="float">
            <text:p>0,00</text:p>
          </table:table-cell>
          <table:table-cell table:formula="of:=([.N29]+[.R29])/2" office:value-type="float" office:value="0" calcext:value-type="float">
            <text:p>0,00</text:p>
          </table:table-cell>
          <table:table-cell table:number-columns-repeated="2"/>
          <table:table-cell table:formula="of:=[.T29]*50+IF(MOD([.T29];2); [.U29]-50; -[.U29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agalie</text:p>
          </table:table-cell>
          <table:table-cell office:value-type="string" calcext:value-type="string">
            <text:p>SITE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table:style-name="ce1" office:value-type="string" calcext:value-type="string">
            <text:p>sta</text:p>
          </table:table-cell>
          <table:table-cell table:formula="of:=[.S30]" office:value-type="float" office:value="309.175" calcext:value-type="float">
            <text:p>309.18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K30]*60+[.L30]+[.M30]/100" office:value-type="float" office:value="309.03" calcext:value-type="float">
            <text:p>309,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O30]*60+[.P30]+[.Q30]/100" office:value-type="float" office:value="309.32" calcext:value-type="float">
            <text:p>309,32</text:p>
          </table:table-cell>
          <table:table-cell table:style-name="ce6" table:formula="of:=([.N30]+[.R30])/2" office:value-type="float" office:value="309.175" calcext:value-type="float">
            <text:p>309,18</text:p>
          </table:table-cell>
          <table:table-cell table:number-columns-repeated="2"/>
          <table:table-cell table:formula="of:=[.T30]*50+IF(MOD([.T30];2); [.U30]-50; -[.U3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REI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pd</text:p>
          </table:table-cell>
          <table:table-cell table:formula="of:=[.S31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1]*60+[.L31]+[.M3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31]*60+[.P31]+[.Q31]/100" office:value-type="float" office:value="0" calcext:value-type="float">
            <text:p>0,00</text:p>
          </table:table-cell>
          <table:table-cell table:style-name="ce3" table:formula="of:=([.N31]+[.R31])/2" office:value-type="float" office:value="0" calcext:value-type="float">
            <text:p>0,00</text:p>
          </table:table-cell>
          <table:table-cell table:number-columns-repeated="2"/>
          <table:table-cell table:formula="of:=[.T31]*50+IF(MOD([.T31];2); [.U31]-50; -[.U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ERGNO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wf</text:p>
          </table:table-cell>
          <table:table-cell table:formula="of:=[.V32]" office:value-type="float" office:value="110.63" calcext:value-type="float">
            <text:p>110.6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32]*60+[.L32]+[.M32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32]*60+[.P32]+[.Q32]/100" office:value-type="float" office:value="0" calcext:value-type="float">
            <text:p>0,00</text:p>
          </table:table-cell>
          <table:table-cell table:formula="of:=([.N32]+[.R32])/2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10.63" calcext:value-type="float">
            <text:p>10,63</text:p>
          </table:table-cell>
          <table:table-cell table:formula="of:=[.T32]*50+IF(MOD([.T32];2); [.U32]-50; -[.U32])" office:value-type="float" office:value="110.63" calcext:value-type="float">
            <text:p>110,63</text:p>
          </table:table-cell>
          <table:table-cell table:number-columns-repeated="2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FLAUD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table:style-name="ce1" office:value-type="string" calcext:value-type="string">
            <text:p>sta</text:p>
          </table:table-cell>
          <table:table-cell table:formula="of:=[.S33]" office:value-type="float" office:value="256.995" calcext:value-type="float">
            <text:p>257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K33]*60+[.L33]+[.M33]/100" office:value-type="float" office:value="257.02" calcext:value-type="float">
            <text:p>257,0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formula="of:=[.O33]*60+[.P33]+[.Q33]/100" office:value-type="float" office:value="256.97" calcext:value-type="float">
            <text:p>256,97</text:p>
          </table:table-cell>
          <table:table-cell table:style-name="ce6" table:formula="of:=([.N33]+[.R33])/2" office:value-type="float" office:value="256.995" calcext:value-type="float">
            <text:p>257,00</text:p>
          </table:table-cell>
          <table:table-cell table:number-columns-repeated="2"/>
          <table:table-cell table:formula="of:=[.T33]*50+IF(MOD([.T33];2); [.U33]-50; -[.U3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ONG A SIOU LEFEBV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table:style-name="ce1" office:value-type="string" calcext:value-type="string">
            <text:p>sta</text:p>
          </table:table-cell>
          <table:table-cell table:formula="of:=[.S34]" office:value-type="float" office:value="190.395" calcext:value-type="float">
            <text:p>190.4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[.K34]*60+[.L34]+[.M34]/100" office:value-type="float" office:value="190.41" calcext:value-type="float">
            <text:p>190,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[.O34]*60+[.P34]+[.Q34]/100" office:value-type="float" office:value="190.38" calcext:value-type="float">
            <text:p>190,38</text:p>
          </table:table-cell>
          <table:table-cell table:style-name="ce6" table:formula="of:=([.N34]+[.R34])/2" office:value-type="float" office:value="190.395" calcext:value-type="float">
            <text:p>190,40</text:p>
          </table:table-cell>
          <table:table-cell table:number-columns-repeated="2"/>
          <table:table-cell table:formula="of:=[.T34]*50+IF(MOD([.T34];2); [.U34]-50; -[.U3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pd</text:p>
          </table:table-cell>
          <table:table-cell table:formula="of:=[.S3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5]*60+[.L35]+[.M3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35]*60+[.P35]+[.Q35]/100" office:value-type="float" office:value="0" calcext:value-type="float">
            <text:p>0,00</text:p>
          </table:table-cell>
          <table:table-cell table:style-name="ce3" table:formula="of:=([.N35]+[.R35])/2" office:value-type="float" office:value="0" calcext:value-type="float">
            <text:p>0,00</text:p>
          </table:table-cell>
          <table:table-cell table:number-columns-repeated="2"/>
          <table:table-cell table:formula="of:=[.T35]*50+IF(MOD([.T35];2); [.U35]-50; -[.U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CIUPP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wf</text:p>
          </table:table-cell>
          <table:table-cell table:formula="of:=[.V36]" office:value-type="float" office:value="89.6" calcext:value-type="float">
            <text:p>89.6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36]*60+[.L36]+[.M36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36]*60+[.P36]+[.Q36]/100" office:value-type="float" office:value="0" calcext:value-type="float">
            <text:p>0,00</text:p>
          </table:table-cell>
          <table:table-cell table:formula="of:=([.N36]+[.R36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10.4" calcext:value-type="float">
            <text:p>10,4</text:p>
          </table:table-cell>
          <table:table-cell table:formula="of:=[.T36]*50+IF(MOD([.T36];2); [.U36]-50; -[.U36])" office:value-type="float" office:value="89.6" calcext:value-type="float">
            <text:p>89,6</text:p>
          </table:table-cell>
          <table:table-cell table:number-columns-repeated="2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ABOU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pd</text:p>
          </table:table-cell>
          <table:table-cell table:formula="of:=[.S3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37]*60+[.L37]+[.M3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37]*60+[.P37]+[.Q37]/100" office:value-type="float" office:value="0" calcext:value-type="float">
            <text:p>0,00</text:p>
          </table:table-cell>
          <table:table-cell table:style-name="ce3" table:formula="of:=([.N37]+[.R37])/2" office:value-type="float" office:value="0" calcext:value-type="float">
            <text:p>0,00</text:p>
          </table:table-cell>
          <table:table-cell table:number-columns-repeated="2"/>
          <table:table-cell table:formula="of:=[.T37]*50+IF(MOD([.T37];2); [.U37]-50; -[.U3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table:style-name="ce1" office:value-type="string" calcext:value-type="string">
            <text:p>sta</text:p>
          </table:table-cell>
          <table:table-cell table:formula="of:=[.S38]" office:value-type="float" office:value="111.945" calcext:value-type="float">
            <text:p>111.95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.K38]*60+[.L38]+[.M38]/100" office:value-type="float" office:value="111.51" calcext:value-type="float">
            <text:p>111,5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[.O38]*60+[.P38]+[.Q38]/100" office:value-type="float" office:value="112.38" calcext:value-type="float">
            <text:p>112,38</text:p>
          </table:table-cell>
          <table:table-cell table:style-name="ce6" table:formula="of:=([.N38]+[.R38])/2" office:value-type="float" office:value="111.945" calcext:value-type="float">
            <text:p>111,95</text:p>
          </table:table-cell>
          <table:table-cell table:number-columns-repeated="2"/>
          <table:table-cell table:formula="of:=[.T38]*50+IF(MOD([.T38];2); [.U38]-50; -[.U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A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wf</text:p>
          </table:table-cell>
          <table:table-cell table:formula="of:=[.V3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39]*60+[.L39]+[.M3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39]*60+[.P39]+[.Q39]/100" office:value-type="float" office:value="0" calcext:value-type="float">
            <text:p>0,00</text:p>
          </table:table-cell>
          <table:table-cell table:formula="of:=([.N39]+[.R39])/2" office:value-type="float" office:value="0" calcext:value-type="float">
            <text:p>0,00</text:p>
          </table:table-cell>
          <table:table-cell table:number-columns-repeated="2"/>
          <table:table-cell table:formula="of:=[.T39]*50+IF(MOD([.T39];2); [.U39]-50; -[.U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wf</text:p>
          </table:table-cell>
          <table:table-cell table:formula="of:=[.V40]" office:value-type="float" office:value="73.12" calcext:value-type="float">
            <text:p>73.12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40]*60+[.L40]+[.M40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40]*60+[.P40]+[.Q40]/100" office:value-type="float" office:value="0" calcext:value-type="float">
            <text:p>0,00</text:p>
          </table:table-cell>
          <table:table-cell table:formula="of:=([.N40]+[.R40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26.88" calcext:value-type="float">
            <text:p>26,88</text:p>
          </table:table-cell>
          <table:table-cell table:formula="of:=[.T40]*50+IF(MOD([.T40];2); [.U40]-50; -[.U40])" office:value-type="float" office:value="73.12" calcext:value-type="float">
            <text:p>73,12</text:p>
          </table:table-cell>
          <table:table-cell table:number-columns-repeated="2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LA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table:style-name="ce1" office:value-type="string" calcext:value-type="string">
            <text:p>sta</text:p>
          </table:table-cell>
          <table:table-cell table:formula="of:=[.S41]" office:value-type="float" office:value="158.745" calcext:value-type="float">
            <text:p>158.75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[.K41]*60+[.L41]+[.M41]/100" office:value-type="float" office:value="158.19" calcext:value-type="float">
            <text:p>158,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[.O41]*60+[.P41]+[.Q41]/100" office:value-type="float" office:value="159.3" calcext:value-type="float">
            <text:p>159,30</text:p>
          </table:table-cell>
          <table:table-cell table:style-name="ce6" table:formula="of:=([.N41]+[.R41])/2" office:value-type="float" office:value="158.745" calcext:value-type="float">
            <text:p>158,75</text:p>
          </table:table-cell>
          <table:table-cell table:number-columns-repeated="2"/>
          <table:table-cell table:formula="of:=[.T41]*50+IF(MOD([.T41];2); [.U41]-50; -[.U4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pd</text:p>
          </table:table-cell>
          <table:table-cell table:formula="of:=[.S42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2]*60+[.L42]+[.M4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42]*60+[.P42]+[.Q42]/100" office:value-type="float" office:value="0" calcext:value-type="float">
            <text:p>0,00</text:p>
          </table:table-cell>
          <table:table-cell table:style-name="ce3" table:formula="of:=([.N42]+[.R42])/2" office:value-type="float" office:value="0" calcext:value-type="float">
            <text:p>0,00</text:p>
          </table:table-cell>
          <table:table-cell table:number-columns-repeated="2"/>
          <table:table-cell table:formula="of:=[.T42]*50+IF(MOD([.T42];2); [.U42]-50; -[.U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HAUD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wf</text:p>
          </table:table-cell>
          <table:table-cell table:formula="of:=[.V43]" office:value-type="float" office:value="100" calcext:value-type="float">
            <text:p>10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43]*60+[.L43]+[.M43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43]*60+[.P43]+[.Q43]/100" office:value-type="float" office:value="0" calcext:value-type="float">
            <text:p>0,00</text:p>
          </table:table-cell>
          <table:table-cell table:formula="of:=([.N43]+[.R43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T43]*50+IF(MOD([.T43];2); [.U43]-50; -[.U43]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PAINTAND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wf</text:p>
          </table:table-cell>
          <table:table-cell table:formula="of:=[.V44]" office:value-type="float" office:value="73.73" calcext:value-type="float">
            <text:p>73.7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44]*60+[.L44]+[.M44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44]*60+[.P44]+[.Q44]/100" office:value-type="float" office:value="0" calcext:value-type="float">
            <text:p>0,00</text:p>
          </table:table-cell>
          <table:table-cell table:formula="of:=([.N44]+[.R44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26.27" calcext:value-type="float">
            <text:p>26,27</text:p>
          </table:table-cell>
          <table:table-cell table:formula="of:=[.T44]*50+IF(MOD([.T44];2); [.U44]-50; -[.U44])" office:value-type="float" office:value="73.73" calcext:value-type="float">
            <text:p>73,73</text:p>
          </table:table-cell>
          <table:table-cell table:number-columns-repeated="2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table:style-name="ce1" office:value-type="string" calcext:value-type="string">
            <text:p>sta</text:p>
          </table:table-cell>
          <table:table-cell table:formula="of:=[.S45]" office:value-type="float" office:value="75.25" calcext:value-type="float">
            <text:p>75.25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K45]*60+[.L45]+[.M45]/100" office:value-type="float" office:value="75.5" calcext:value-type="float">
            <text:p>75,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O45]*60+[.P45]+[.Q45]/100" office:value-type="float" office:value="75" calcext:value-type="float">
            <text:p>75,00</text:p>
          </table:table-cell>
          <table:table-cell table:style-name="ce6" table:formula="of:=([.N45]+[.R45])/2" office:value-type="float" office:value="75.25" calcext:value-type="float">
            <text:p>75,25</text:p>
          </table:table-cell>
          <table:table-cell table:number-columns-repeated="2"/>
          <table:table-cell table:formula="of:=[.T45]*50+IF(MOD([.T45];2); [.U45]-50; -[.U45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LANCH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table:style-name="ce1" office:value-type="string" calcext:value-type="string">
            <text:p>sta</text:p>
          </table:table-cell>
          <table:table-cell table:formula="of:=[.S46]" office:value-type="float" office:value="98.865" calcext:value-type="float">
            <text:p>98.87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formula="of:=[.K46]*60+[.L46]+[.M46]/100" office:value-type="float" office:value="98.81" calcext:value-type="float">
            <text:p>98,8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table:formula="of:=[.O46]*60+[.P46]+[.Q46]/100" office:value-type="float" office:value="98.92" calcext:value-type="float">
            <text:p>98,92</text:p>
          </table:table-cell>
          <table:table-cell table:style-name="ce6" table:formula="of:=([.N46]+[.R46])/2" office:value-type="float" office:value="98.865" calcext:value-type="float">
            <text:p>98,87</text:p>
          </table:table-cell>
          <table:table-cell table:number-columns-repeated="2"/>
          <table:table-cell table:formula="of:=[.T46]*50+IF(MOD([.T46];2); [.U46]-50; -[.U46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Servane</text:p>
          </table:table-cell>
          <table:table-cell office:value-type="string" calcext:value-type="string">
            <text:p>BARB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table:style-name="ce1" office:value-type="string" calcext:value-type="string">
            <text:p>sta</text:p>
          </table:table-cell>
          <table:table-cell table:formula="of:=[.S47]" office:value-type="float" office:value="187.235" calcext:value-type="float">
            <text:p>187.24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K47]*60+[.L47]+[.M47]/100" office:value-type="float" office:value="187.12" calcext:value-type="float">
            <text:p>187,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O47]*60+[.P47]+[.Q47]/100" office:value-type="float" office:value="187.35" calcext:value-type="float">
            <text:p>187,35</text:p>
          </table:table-cell>
          <table:table-cell table:style-name="ce6" table:formula="of:=([.N47]+[.R47])/2" office:value-type="float" office:value="187.235" calcext:value-type="float">
            <text:p>187,24</text:p>
          </table:table-cell>
          <table:table-cell table:number-columns-repeated="2"/>
          <table:table-cell table:formula="of:=[.T47]*50+IF(MOD([.T47];2); [.U47]-50; -[.U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wf</text:p>
          </table:table-cell>
          <table:table-cell table:formula="of:=[.V48]" office:value-type="float" office:value="100" calcext:value-type="float">
            <text:p>10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48]*60+[.L48]+[.M48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48]*60+[.P48]+[.Q48]/100" office:value-type="float" office:value="0" calcext:value-type="float">
            <text:p>0,00</text:p>
          </table:table-cell>
          <table:table-cell table:formula="of:=([.N48]+[.R48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T48]*50+IF(MOD([.T48];2); [.U48]-50; -[.U48]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ONIN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wf</text:p>
          </table:table-cell>
          <table:table-cell table:formula="of:=[.V49]" office:value-type="float" office:value="68.57" calcext:value-type="float">
            <text:p>68.57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49]*60+[.L49]+[.M4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49]*60+[.P49]+[.Q49]/100" office:value-type="float" office:value="0" calcext:value-type="float">
            <text:p>0,00</text:p>
          </table:table-cell>
          <table:table-cell table:formula="of:=([.N49]+[.R49])/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31.43" calcext:value-type="float">
            <text:p>31,43</text:p>
          </table:table-cell>
          <table:table-cell table:formula="of:=[.T49]*50+IF(MOD([.T49];2); [.U49]-50; -[.U49])" office:value-type="float" office:value="68.57" calcext:value-type="float">
            <text:p>68,57</text:p>
          </table:table-cell>
          <table:table-cell table:number-columns-repeated="2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pd</text:p>
          </table:table-cell>
          <table:table-cell table:formula="of:=[.S50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0]*60+[.L50]+[.M5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0]*60+[.P50]+[.Q50]/100" office:value-type="float" office:value="0" calcext:value-type="float">
            <text:p>0,00</text:p>
          </table:table-cell>
          <table:table-cell table:style-name="ce3" table:formula="of:=([.N50]+[.R50])/2" office:value-type="float" office:value="0" calcext:value-type="float">
            <text:p>0,00</text:p>
          </table:table-cell>
          <table:table-cell table:number-columns-repeated="2"/>
          <table:table-cell table:formula="of:=[.T50]*50+IF(MOD([.T50];2); [.U50]-50; -[.U5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Pierre-Louis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table:style-name="ce1" office:value-type="string" calcext:value-type="string">
            <text:p>sta</text:p>
          </table:table-cell>
          <table:table-cell table:formula="of:=[.S51]" office:value-type="float" office:value="293.325" calcext:value-type="float">
            <text:p>293.3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formula="of:=[.K51]*60+[.L51]+[.M51]/100" office:value-type="float" office:value="293.34" calcext:value-type="float">
            <text:p>293,3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[.O51]*60+[.P51]+[.Q51]/100" office:value-type="float" office:value="293.31" calcext:value-type="float">
            <text:p>293,31</text:p>
          </table:table-cell>
          <table:table-cell table:style-name="ce6" table:formula="of:=([.N51]+[.R51])/2" office:value-type="float" office:value="293.325" calcext:value-type="float">
            <text:p>293,33</text:p>
          </table:table-cell>
          <table:table-cell table:number-columns-repeated="2"/>
          <table:table-cell table:formula="of:=[.T51]*50+IF(MOD([.T51];2); [.U51]-50; -[.U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GUEGU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table:style-name="ce1" office:value-type="string" calcext:value-type="string">
            <text:p>sta</text:p>
          </table:table-cell>
          <table:table-cell table:formula="of:=[.S52]" office:value-type="float" office:value="359.17" calcext:value-type="float">
            <text:p>359.17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K52]*60+[.L52]+[.M52]/100" office:value-type="float" office:value="358.9" calcext:value-type="float">
            <text:p>358,9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formula="of:=[.O52]*60+[.P52]+[.Q52]/100" office:value-type="float" office:value="359.44" calcext:value-type="float">
            <text:p>359,44</text:p>
          </table:table-cell>
          <table:table-cell table:style-name="ce6" table:formula="of:=([.N52]+[.R52])/2" office:value-type="float" office:value="359.17" calcext:value-type="float">
            <text:p>359,17</text:p>
          </table:table-cell>
          <table:table-cell table:number-columns-repeated="2"/>
          <table:table-cell table:formula="of:=[.T52]*50+IF(MOD([.T52];2); [.U52]-50; -[.U5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RG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wf</text:p>
          </table:table-cell>
          <table:table-cell table:formula="of:=[.V53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53]*60+[.L53]+[.M53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53]*60+[.P53]+[.Q53]/100" office:value-type="float" office:value="0" calcext:value-type="float">
            <text:p>0,00</text:p>
          </table:table-cell>
          <table:table-cell table:formula="of:=([.N53]+[.R53])/2" office:value-type="float" office:value="0" calcext:value-type="float">
            <text:p>0,00</text:p>
          </table:table-cell>
          <table:table-cell table:number-columns-repeated="2"/>
          <table:table-cell table:formula="of:=[.T53]*50+IF(MOD([.T53];2); [.U53]-50; -[.U5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Aurelien</text:p>
          </table:table-cell>
          <table:table-cell office:value-type="string" calcext:value-type="string">
            <text:p>LANOISE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table:style-name="ce1" office:value-type="string" calcext:value-type="string">
            <text:p>sta</text:p>
          </table:table-cell>
          <table:table-cell table:formula="of:=[.S54]" office:value-type="float" office:value="393.535" calcext:value-type="float">
            <text:p>393.54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[.K54]*60+[.L54]+[.M54]/100" office:value-type="float" office:value="393.47" calcext:value-type="float">
            <text:p>393,4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[.O54]*60+[.P54]+[.Q54]/100" office:value-type="float" office:value="393.6" calcext:value-type="float">
            <text:p>393,60</text:p>
          </table:table-cell>
          <table:table-cell table:style-name="ce6" table:formula="of:=([.N54]+[.R54])/2" office:value-type="float" office:value="393.535" calcext:value-type="float">
            <text:p>393,54</text:p>
          </table:table-cell>
          <table:table-cell table:number-columns-repeated="2"/>
          <table:table-cell table:formula="of:=[.T54]*50+IF(MOD([.T54];2); [.U54]-50; -[.U5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pd</text:p>
          </table:table-cell>
          <table:table-cell table:formula="of:=[.S5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5]*60+[.L55]+[.M5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5]*60+[.P55]+[.Q55]/100" office:value-type="float" office:value="0" calcext:value-type="float">
            <text:p>0,00</text:p>
          </table:table-cell>
          <table:table-cell table:style-name="ce3" table:formula="of:=([.N55]+[.R55])/2" office:value-type="float" office:value="0" calcext:value-type="float">
            <text:p>0,00</text:p>
          </table:table-cell>
          <table:table-cell table:number-columns-repeated="2"/>
          <table:table-cell table:formula="of:=[.T55]*50+IF(MOD([.T55];2); [.U55]-50; -[.U5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LAMI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wf</text:p>
          </table:table-cell>
          <table:table-cell table:formula="of:=[.V56]" office:value-type="float" office:value="106.9" calcext:value-type="float">
            <text:p>106.9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56]*60+[.L56]+[.M56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56]*60+[.P56]+[.Q56]/100" office:value-type="float" office:value="0" calcext:value-type="float">
            <text:p>0,00</text:p>
          </table:table-cell>
          <table:table-cell table:formula="of:=([.N56]+[.R56])/2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,9</text:p>
          </table:table-cell>
          <table:table-cell table:formula="of:=[.T56]*50+IF(MOD([.T56];2); [.U56]-50; -[.U56])" office:value-type="float" office:value="106.9" calcext:value-type="float">
            <text:p>106,9</text:p>
          </table:table-cell>
          <table:table-cell table:number-columns-repeated="2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pd</text:p>
          </table:table-cell>
          <table:table-cell table:formula="of:=[.S5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57]*60+[.L57]+[.M5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57]*60+[.P57]+[.Q57]/100" office:value-type="float" office:value="0" calcext:value-type="float">
            <text:p>0,00</text:p>
          </table:table-cell>
          <table:table-cell table:style-name="ce3" table:formula="of:=([.N57]+[.R57])/2" office:value-type="float" office:value="0" calcext:value-type="float">
            <text:p>0,00</text:p>
          </table:table-cell>
          <table:table-cell table:number-columns-repeated="2"/>
          <table:table-cell table:formula="of:=[.T57]*50+IF(MOD([.T57];2); [.U57]-50; -[.U5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LAJ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table:style-name="ce1" office:value-type="string" calcext:value-type="string">
            <text:p>sta</text:p>
          </table:table-cell>
          <table:table-cell table:formula="of:=[.S58]" office:value-type="float" office:value="339.02" calcext:value-type="float">
            <text:p>339.02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K58]*60+[.L58]+[.M58]/100" office:value-type="float" office:value="339.18" calcext:value-type="float">
            <text:p>339,1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table:formula="of:=[.O58]*60+[.P58]+[.Q58]/100" office:value-type="float" office:value="338.86" calcext:value-type="float">
            <text:p>338,86</text:p>
          </table:table-cell>
          <table:table-cell table:style-name="ce6" table:formula="of:=([.N58]+[.R58])/2" office:value-type="float" office:value="339.02" calcext:value-type="float">
            <text:p>339,02</text:p>
          </table:table-cell>
          <table:table-cell table:number-columns-repeated="2"/>
          <table:table-cell table:formula="of:=[.T58]*50+IF(MOD([.T58];2); [.U58]-50; -[.U5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IER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wf</text:p>
          </table:table-cell>
          <table:table-cell table:formula="of:=[.V59]" office:value-type="float" office:value="135.53" calcext:value-type="float">
            <text:p>135.5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59]*60+[.L59]+[.M5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59]*60+[.P59]+[.Q59]/100" office:value-type="float" office:value="0" calcext:value-type="float">
            <text:p>0,00</text:p>
          </table:table-cell>
          <table:table-cell table:formula="of:=([.N59]+[.R59])/2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35.53" calcext:value-type="float">
            <text:p>35,53</text:p>
          </table:table-cell>
          <table:table-cell table:formula="of:=[.T59]*50+IF(MOD([.T59];2); [.U59]-50; -[.U59])" office:value-type="float" office:value="135.53" calcext:value-type="float">
            <text:p>135,53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wf</text:p>
          </table:table-cell>
          <table:table-cell table:formula="of:=[.V60]" office:value-type="float" office:value="111.6" calcext:value-type="float">
            <text:p>111.6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60]*60+[.L60]+[.M60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60]*60+[.P60]+[.Q60]/100" office:value-type="float" office:value="0" calcext:value-type="float">
            <text:p>0,00</text:p>
          </table:table-cell>
          <table:table-cell table:formula="of:=([.N60]+[.R60])/2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,6</text:p>
          </table:table-cell>
          <table:table-cell table:formula="of:=[.T60]*50+IF(MOD([.T60];2); [.U60]-50; -[.U60])" office:value-type="float" office:value="111.6" calcext:value-type="float">
            <text:p>111,6</text:p>
          </table:table-cell>
          <table:table-cell table:number-columns-repeated="2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LOQU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table:style-name="ce1" office:value-type="string" calcext:value-type="string">
            <text:p>sta</text:p>
          </table:table-cell>
          <table:table-cell table:formula="of:=[.S61]" office:value-type="float" office:value="229.505" calcext:value-type="float">
            <text:p>229.51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formula="of:=[.K61]*60+[.L61]+[.M61]/100" office:value-type="float" office:value="229.67" calcext:value-type="float">
            <text:p>229,6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[.O61]*60+[.P61]+[.Q61]/100" office:value-type="float" office:value="229.34" calcext:value-type="float">
            <text:p>229,34</text:p>
          </table:table-cell>
          <table:table-cell table:style-name="ce6" table:formula="of:=([.N61]+[.R61])/2" office:value-type="float" office:value="229.505" calcext:value-type="float">
            <text:p>229,51</text:p>
          </table:table-cell>
          <table:table-cell table:number-columns-repeated="2"/>
          <table:table-cell table:formula="of:=[.T61]*50+IF(MOD([.T61];2); [.U61]-50; -[.U6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éraldine</text:p>
          </table:table-cell>
          <table:table-cell office:value-type="string" calcext:value-type="string">
            <text:p>HUBIN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nf</text:p>
          </table:table-cell>
          <table:table-cell table:formula="of:=[.V62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62]*60+[.L62]+[.M62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62]*60+[.P62]+[.Q62]/100" office:value-type="float" office:value="0" calcext:value-type="float">
            <text:p>0,00</text:p>
          </table:table-cell>
          <table:table-cell table:formula="of:=([.N62]+[.R62])/2" office:value-type="float" office:value="0" calcext:value-type="float">
            <text:p>0,00</text:p>
          </table:table-cell>
          <table:table-cell table:number-columns-repeated="2"/>
          <table:table-cell table:formula="of:=[.T62]*50+IF(MOD([.T62];2); [.U62]-50; -[.U62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ARRE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dnf</text:p>
          </table:table-cell>
          <table:table-cell table:formula="of:=[.V63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63]*60+[.L63]+[.M63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63]*60+[.P63]+[.Q63]/100" office:value-type="float" office:value="0" calcext:value-type="float">
            <text:p>0,00</text:p>
          </table:table-cell>
          <table:table-cell table:formula="of:=([.N63]+[.R63])/2" office:value-type="float" office:value="0" calcext:value-type="float">
            <text:p>0,00</text:p>
          </table:table-cell>
          <table:table-cell table:number-columns-repeated="2"/>
          <table:table-cell table:formula="of:=[.T63]*50+IF(MOD([.T63];2); [.U63]-50; -[.U6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CHAMBR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string" calcext:value-type="string">
            <text:p>spd</text:p>
          </table:table-cell>
          <table:table-cell table:formula="of:=[.S64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4]*60+[.L64]+[.M6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4]*60+[.P64]+[.Q64]/100" office:value-type="float" office:value="0" calcext:value-type="float">
            <text:p>0,00</text:p>
          </table:table-cell>
          <table:table-cell table:style-name="ce3" table:formula="of:=([.N64]+[.R64])/2" office:value-type="float" office:value="0" calcext:value-type="float">
            <text:p>0,00</text:p>
          </table:table-cell>
          <table:table-cell table:number-columns-repeated="2"/>
          <table:table-cell table:formula="of:=[.T64]*50+IF(MOD([.T64];2); [.U64]-50; -[.U6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Jérome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float" office:value="850" calcext:value-type="float">
            <text:p>850</text:p>
          </table:table-cell>
          <table:table-cell table:formula="of:=[.S6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5]*60+[.L65]+[.M6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5]*60+[.P65]+[.Q65]/100" office:value-type="float" office:value="0" calcext:value-type="float">
            <text:p>0,00</text:p>
          </table:table-cell>
          <table:table-cell table:style-name="ce3" table:formula="of:=([.N65]+[.R65])/2" office:value-type="float" office:value="0" calcext:value-type="float">
            <text:p>0,00</text:p>
          </table:table-cell>
          <table:table-cell table:number-columns-repeated="2"/>
          <table:table-cell table:formula="of:=[.T65]*50+IF(MOD([.T65];2); [.U65]-50; -[.U65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ARAN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zmokets</text:p>
          </table:table-cell>
          <table:table-cell office:value-type="float" office:value="850" calcext:value-type="float">
            <text:p>850</text:p>
          </table:table-cell>
          <table:table-cell table:formula="of:=[.S66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6]*60+[.L66]+[.M66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6]*60+[.P66]+[.Q66]/100" office:value-type="float" office:value="0" calcext:value-type="float">
            <text:p>0,00</text:p>
          </table:table-cell>
          <table:table-cell table:style-name="ce3" table:formula="of:=([.N66]+[.R66])/2" office:value-type="float" office:value="0" calcext:value-type="float">
            <text:p>0,00</text:p>
          </table:table-cell>
          <table:table-cell table:number-columns-repeated="2"/>
          <table:table-cell table:formula="of:=[.T66]*50+IF(MOD([.T66];2); [.U66]-50; -[.U66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SPAN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nf</text:p>
          </table:table-cell>
          <table:table-cell table:formula="of:=[.V6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67]*60+[.L67]+[.M67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67]*60+[.P67]+[.Q67]/100" office:value-type="float" office:value="0" calcext:value-type="float">
            <text:p>0,00</text:p>
          </table:table-cell>
          <table:table-cell table:formula="of:=([.N67]+[.R67])/2" office:value-type="float" office:value="0" calcext:value-type="float">
            <text:p>0,00</text:p>
          </table:table-cell>
          <table:table-cell table:number-columns-repeated="2"/>
          <table:table-cell table:formula="of:=[.T67]*50+IF(MOD([.T67];2); [.U67]-50; -[.U6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GOSS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spd</text:p>
          </table:table-cell>
          <table:table-cell table:formula="of:=[.S68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68]*60+[.L68]+[.M68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68]*60+[.P68]+[.Q68]/100" office:value-type="float" office:value="0" calcext:value-type="float">
            <text:p>0,00</text:p>
          </table:table-cell>
          <table:table-cell table:style-name="ce3" table:formula="of:=([.N68]+[.R68])/2" office:value-type="float" office:value="0" calcext:value-type="float">
            <text:p>0,00</text:p>
          </table:table-cell>
          <table:table-cell table:number-columns-repeated="2"/>
          <table:table-cell table:formula="of:=[.T68]*50+IF(MOD([.T68];2); [.U68]-50; -[.U68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BABA AI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string" calcext:value-type="string">
            <text:p>dnf</text:p>
          </table:table-cell>
          <table:table-cell table:formula="of:=[.V6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69]*60+[.L69]+[.M6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69]*60+[.P69]+[.Q69]/100" office:value-type="float" office:value="0" calcext:value-type="float">
            <text:p>0,00</text:p>
          </table:table-cell>
          <table:table-cell table:formula="of:=([.N69]+[.R69])/2" office:value-type="float" office:value="0" calcext:value-type="float">
            <text:p>0,00</text:p>
          </table:table-cell>
          <table:table-cell table:number-columns-repeated="2"/>
          <table:table-cell table:formula="of:=[.T69]*50+IF(MOD([.T69];2); [.U69]-50; -[.U69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UBOU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float" office:value="850" calcext:value-type="float">
            <text:p>850</text:p>
          </table:table-cell>
          <table:table-cell table:formula="of:=[.S70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0]*60+[.L70]+[.M7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0]*60+[.P70]+[.Q70]/100" office:value-type="float" office:value="0" calcext:value-type="float">
            <text:p>0,00</text:p>
          </table:table-cell>
          <table:table-cell table:style-name="ce3" table:formula="of:=([.N70]+[.R70])/2" office:value-type="float" office:value="0" calcext:value-type="float">
            <text:p>0,00</text:p>
          </table:table-cell>
          <table:table-cell table:number-columns-repeated="2"/>
          <table:table-cell table:formula="of:=[.T70]*50+IF(MOD([.T70];2); [.U70]-50; -[.U7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Axolotl</text:p>
          </table:table-cell>
          <table:table-cell office:value-type="float" office:value="850" calcext:value-type="float">
            <text:p>850</text:p>
          </table:table-cell>
          <table:table-cell table:formula="of:=[.S71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1]*60+[.L71]+[.M7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1]*60+[.P71]+[.Q71]/100" office:value-type="float" office:value="0" calcext:value-type="float">
            <text:p>0,00</text:p>
          </table:table-cell>
          <table:table-cell table:style-name="ce3" table:formula="of:=([.N71]+[.R71])/2" office:value-type="float" office:value="0" calcext:value-type="float">
            <text:p>0,00</text:p>
          </table:table-cell>
          <table:table-cell table:number-columns-repeated="2"/>
          <table:table-cell table:formula="of:=[.T71]*50+IF(MOD([.T71];2); [.U71]-50; -[.U7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ALV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nf</text:p>
          </table:table-cell>
          <table:table-cell table:formula="of:=[.V72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72]*60+[.L72]+[.M72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72]*60+[.P72]+[.Q72]/100" office:value-type="float" office:value="0" calcext:value-type="float">
            <text:p>0,00</text:p>
          </table:table-cell>
          <table:table-cell table:formula="of:=([.N72]+[.R72])/2" office:value-type="float" office:value="0" calcext:value-type="float">
            <text:p>0,00</text:p>
          </table:table-cell>
          <table:table-cell table:number-columns-repeated="2"/>
          <table:table-cell table:formula="of:=[.T72]*50+IF(MOD([.T72];2); [.U72]-50; -[.U72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DUTO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float" office:value="850" calcext:value-type="float">
            <text:p>850</text:p>
          </table:table-cell>
          <table:table-cell table:formula="of:=[.S73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3]*60+[.L73]+[.M7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3]*60+[.P73]+[.Q73]/100" office:value-type="float" office:value="0" calcext:value-type="float">
            <text:p>0,00</text:p>
          </table:table-cell>
          <table:table-cell table:style-name="ce3" table:formula="of:=([.N73]+[.R73])/2" office:value-type="float" office:value="0" calcext:value-type="float">
            <text:p>0,00</text:p>
          </table:table-cell>
          <table:table-cell table:number-columns-repeated="2"/>
          <table:table-cell table:formula="of:=[.T73]*50+IF(MOD([.T73];2); [.U73]-50; -[.U7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 CO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spd</text:p>
          </table:table-cell>
          <table:table-cell table:formula="of:=[.S74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4]*60+[.L74]+[.M7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4]*60+[.P74]+[.Q74]/100" office:value-type="float" office:value="0" calcext:value-type="float">
            <text:p>0,00</text:p>
          </table:table-cell>
          <table:table-cell table:style-name="ce3" table:formula="of:=([.N74]+[.R74])/2" office:value-type="float" office:value="0" calcext:value-type="float">
            <text:p>0,00</text:p>
          </table:table-cell>
          <table:table-cell table:number-columns-repeated="2"/>
          <table:table-cell table:formula="of:=[.T74]*50+IF(MOD([.T74];2); [.U74]-50; -[.U7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float" office:value="850" calcext:value-type="float">
            <text:p>850</text:p>
          </table:table-cell>
          <table:table-cell table:formula="of:=[.S7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5]*60+[.L75]+[.M7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5]*60+[.P75]+[.Q75]/100" office:value-type="float" office:value="0" calcext:value-type="float">
            <text:p>0,00</text:p>
          </table:table-cell>
          <table:table-cell table:style-name="ce3" table:formula="of:=([.N75]+[.R75])/2" office:value-type="float" office:value="0" calcext:value-type="float">
            <text:p>0,00</text:p>
          </table:table-cell>
          <table:table-cell table:number-columns-repeated="2"/>
          <table:table-cell table:formula="of:=[.T75]*50+IF(MOD([.T75];2); [.U75]-50; -[.U75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CHAKRO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krakens</text:p>
          </table:table-cell>
          <table:table-cell office:value-type="string" calcext:value-type="string">
            <text:p>dnf</text:p>
          </table:table-cell>
          <table:table-cell table:formula="of:=[.V76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76]*60+[.L76]+[.M76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76]*60+[.P76]+[.Q76]/100" office:value-type="float" office:value="0" calcext:value-type="float">
            <text:p>0,00</text:p>
          </table:table-cell>
          <table:table-cell table:formula="of:=([.N76]+[.R76])/2" office:value-type="float" office:value="0" calcext:value-type="float">
            <text:p>0,00</text:p>
          </table:table-cell>
          <table:table-cell table:number-columns-repeated="2"/>
          <table:table-cell table:formula="of:=[.T76]*50+IF(MOD([.T76];2); [.U76]-50; -[.U76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DANJ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spd</text:p>
          </table:table-cell>
          <table:table-cell table:formula="of:=[.S7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7]*60+[.L77]+[.M7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7]*60+[.P77]+[.Q77]/100" office:value-type="float" office:value="0" calcext:value-type="float">
            <text:p>0,00</text:p>
          </table:table-cell>
          <table:table-cell table:style-name="ce3" table:formula="of:=([.N77]+[.R77])/2" office:value-type="float" office:value="0" calcext:value-type="float">
            <text:p>0,00</text:p>
          </table:table-cell>
          <table:table-cell table:number-columns-repeated="2"/>
          <table:table-cell table:formula="of:=[.T77]*50+IF(MOD([.T77];2); [.U77]-50; -[.U7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RD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nf</text:p>
          </table:table-cell>
          <table:table-cell table:formula="of:=[.V78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78]*60+[.L78]+[.M78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78]*60+[.P78]+[.Q78]/100" office:value-type="float" office:value="0" calcext:value-type="float">
            <text:p>0,00</text:p>
          </table:table-cell>
          <table:table-cell table:formula="of:=([.N78]+[.R78])/2" office:value-type="float" office:value="0" calcext:value-type="float">
            <text:p>0,00</text:p>
          </table:table-cell>
          <table:table-cell table:number-columns-repeated="2"/>
          <table:table-cell table:formula="of:=[.T78]*50+IF(MOD([.T78];2); [.U78]-50; -[.U78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O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float" office:value="850" calcext:value-type="float">
            <text:p>850</text:p>
          </table:table-cell>
          <table:table-cell table:formula="of:=[.S7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79]*60+[.L79]+[.M79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79]*60+[.P79]+[.Q79]/100" office:value-type="float" office:value="0" calcext:value-type="float">
            <text:p>0,00</text:p>
          </table:table-cell>
          <table:table-cell table:style-name="ce3" table:formula="of:=([.N79]+[.R79])/2" office:value-type="float" office:value="0" calcext:value-type="float">
            <text:p>0,00</text:p>
          </table:table-cell>
          <table:table-cell table:number-columns-repeated="2"/>
          <table:table-cell table:formula="of:=[.T79]*50+IF(MOD([.T79];2); [.U79]-50; -[.U79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GOLLI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Grands Méchants Loups</text:p>
          </table:table-cell>
          <table:table-cell office:value-type="float" office:value="850" calcext:value-type="float">
            <text:p>850</text:p>
          </table:table-cell>
          <table:table-cell table:formula="of:=[.S80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0]*60+[.L80]+[.M8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0]*60+[.P80]+[.Q80]/100" office:value-type="float" office:value="0" calcext:value-type="float">
            <text:p>0,00</text:p>
          </table:table-cell>
          <table:table-cell table:style-name="ce3" table:formula="of:=([.N80]+[.R80])/2" office:value-type="float" office:value="0" calcext:value-type="float">
            <text:p>0,00</text:p>
          </table:table-cell>
          <table:table-cell table:number-columns-repeated="2"/>
          <table:table-cell table:formula="of:=[.T80]*50+IF(MOD([.T80];2); [.U80]-50; -[.U8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Varvara</text:p>
          </table:table-cell>
          <table:table-cell office:value-type="string" calcext:value-type="string">
            <text:p>KOZHEV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Grands Méchants Loups</text:p>
          </table:table-cell>
          <table:table-cell office:value-type="string" calcext:value-type="string">
            <text:p>dnf</text:p>
          </table:table-cell>
          <table:table-cell table:formula="of:=[.V81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81]*60+[.L81]+[.M81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81]*60+[.P81]+[.Q81]/100" office:value-type="float" office:value="0" calcext:value-type="float">
            <text:p>0,00</text:p>
          </table:table-cell>
          <table:table-cell table:formula="of:=([.N81]+[.R81])/2" office:value-type="float" office:value="0" calcext:value-type="float">
            <text:p>0,00</text:p>
          </table:table-cell>
          <table:table-cell table:number-columns-repeated="2"/>
          <table:table-cell table:formula="of:=[.T81]*50+IF(MOD([.T81];2); [.U81]-50; -[.U8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BAT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float" office:value="850" calcext:value-type="float">
            <text:p>850</text:p>
          </table:table-cell>
          <table:table-cell table:formula="of:=[.S82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2]*60+[.L82]+[.M8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2]*60+[.P82]+[.Q82]/100" office:value-type="float" office:value="0" calcext:value-type="float">
            <text:p>0,00</text:p>
          </table:table-cell>
          <table:table-cell table:style-name="ce3" table:formula="of:=([.N82]+[.R82])/2" office:value-type="float" office:value="0" calcext:value-type="float">
            <text:p>0,00</text:p>
          </table:table-cell>
          <table:table-cell table:number-columns-repeated="2"/>
          <table:table-cell table:formula="of:=[.T82]*50+IF(MOD([.T82];2); [.U82]-50; -[.U82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OURRI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nf</text:p>
          </table:table-cell>
          <table:table-cell table:formula="of:=[.V83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83]*60+[.L83]+[.M83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83]*60+[.P83]+[.Q83]/100" office:value-type="float" office:value="0" calcext:value-type="float">
            <text:p>0,00</text:p>
          </table:table-cell>
          <table:table-cell table:formula="of:=([.N83]+[.R83])/2" office:value-type="float" office:value="0" calcext:value-type="float">
            <text:p>0,00</text:p>
          </table:table-cell>
          <table:table-cell table:number-columns-repeated="2"/>
          <table:table-cell table:formula="of:=[.T83]*50+IF(MOD([.T83];2); [.U83]-50; -[.U8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RGUINAU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eu Azur</text:p>
          </table:table-cell>
          <table:table-cell office:value-type="float" office:value="850" calcext:value-type="float">
            <text:p>850</text:p>
          </table:table-cell>
          <table:table-cell table:formula="of:=[.S84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4]*60+[.L84]+[.M8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4]*60+[.P84]+[.Q84]/100" office:value-type="float" office:value="0" calcext:value-type="float">
            <text:p>0,00</text:p>
          </table:table-cell>
          <table:table-cell table:style-name="ce3" table:formula="of:=([.N84]+[.R84])/2" office:value-type="float" office:value="0" calcext:value-type="float">
            <text:p>0,00</text:p>
          </table:table-cell>
          <table:table-cell table:number-columns-repeated="2"/>
          <table:table-cell table:formula="of:=[.T84]*50+IF(MOD([.T84];2); [.U84]-50; -[.U8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dnf</text:p>
          </table:table-cell>
          <table:table-cell table:formula="of:=[.V8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85]*60+[.L85]+[.M85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85]*60+[.P85]+[.Q85]/100" office:value-type="float" office:value="0" calcext:value-type="float">
            <text:p>0,00</text:p>
          </table:table-cell>
          <table:table-cell table:formula="of:=([.N85]+[.R85])/2" office:value-type="float" office:value="0" calcext:value-type="float">
            <text:p>0,00</text:p>
          </table:table-cell>
          <table:table-cell table:number-columns-repeated="2"/>
          <table:table-cell table:formula="of:=[.T85]*50+IF(MOD([.T85];2); [.U85]-50; -[.U85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leu Azur</text:p>
          </table:table-cell>
          <table:table-cell office:value-type="string" calcext:value-type="string">
            <text:p>spd</text:p>
          </table:table-cell>
          <table:table-cell table:formula="of:=[.S86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6]*60+[.L86]+[.M86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6]*60+[.P86]+[.Q86]/100" office:value-type="float" office:value="0" calcext:value-type="float">
            <text:p>0,00</text:p>
          </table:table-cell>
          <table:table-cell table:style-name="ce3" table:formula="of:=([.N86]+[.R86])/2" office:value-type="float" office:value="0" calcext:value-type="float">
            <text:p>0,00</text:p>
          </table:table-cell>
          <table:table-cell table:number-columns-repeated="2"/>
          <table:table-cell table:formula="of:=[.T86]*50+IF(MOD([.T86];2); [.U86]-50; -[.U86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float" office:value="850" calcext:value-type="float">
            <text:p>850</text:p>
          </table:table-cell>
          <table:table-cell table:formula="of:=[.S8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7]*60+[.L87]+[.M8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87]*60+[.P87]+[.Q87]/100" office:value-type="float" office:value="0" calcext:value-type="float">
            <text:p>0,00</text:p>
          </table:table-cell>
          <table:table-cell table:style-name="ce3" table:formula="of:=([.N87]+[.R87])/2" office:value-type="float" office:value="0" calcext:value-type="float">
            <text:p>0,00</text:p>
          </table:table-cell>
          <table:table-cell table:number-columns-repeated="2"/>
          <table:table-cell table:formula="of:=[.T87]*50+IF(MOD([.T87];2); [.U87]-50; -[.U8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nf</text:p>
          </table:table-cell>
          <table:table-cell table:formula="of:=[.V88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88]*60+[.L88]+[.M88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88]*60+[.P88]+[.Q88]/100" office:value-type="float" office:value="0" calcext:value-type="float">
            <text:p>0,00</text:p>
          </table:table-cell>
          <table:table-cell table:formula="of:=([.N88]+[.R88])/2" office:value-type="float" office:value="0" calcext:value-type="float">
            <text:p>0,00</text:p>
          </table:table-cell>
          <table:table-cell table:number-columns-repeated="2"/>
          <table:table-cell table:formula="of:=[.T88]*50+IF(MOD([.T88];2); [.U88]-50; -[.U88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MURBA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dnf</text:p>
          </table:table-cell>
          <table:table-cell table:formula="of:=[.V8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89]*60+[.L89]+[.M8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89]*60+[.P89]+[.Q89]/100" office:value-type="float" office:value="0" calcext:value-type="float">
            <text:p>0,00</text:p>
          </table:table-cell>
          <table:table-cell table:formula="of:=([.N89]+[.R89])/2" office:value-type="float" office:value="0" calcext:value-type="float">
            <text:p>0,00</text:p>
          </table:table-cell>
          <table:table-cell table:number-columns-repeated="2"/>
          <table:table-cell table:formula="of:=[.T89]*50+IF(MOD([.T89];2); [.U89]-50; -[.U89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agalie</text:p>
          </table:table-cell>
          <table:table-cell office:value-type="string" calcext:value-type="string">
            <text:p>SITE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eam Team TopSTAR</text:p>
          </table:table-cell>
          <table:table-cell office:value-type="string" calcext:value-type="string">
            <text:p>spd</text:p>
          </table:table-cell>
          <table:table-cell table:formula="of:=[.S90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0]*60+[.L90]+[.M9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0]*60+[.P90]+[.Q90]/100" office:value-type="float" office:value="0" calcext:value-type="float">
            <text:p>0,00</text:p>
          </table:table-cell>
          <table:table-cell table:style-name="ce3" table:formula="of:=([.N90]+[.R90])/2" office:value-type="float" office:value="0" calcext:value-type="float">
            <text:p>0,00</text:p>
          </table:table-cell>
          <table:table-cell table:number-columns-repeated="2"/>
          <table:table-cell table:formula="of:=[.T90]*50+IF(MOD([.T90];2); [.U90]-50; -[.U9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REI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ream Team TopSTAR</text:p>
          </table:table-cell>
          <table:table-cell office:value-type="float" office:value="850" calcext:value-type="float">
            <text:p>850</text:p>
          </table:table-cell>
          <table:table-cell table:formula="of:=[.S91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1]*60+[.L91]+[.M9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1]*60+[.P91]+[.Q91]/100" office:value-type="float" office:value="0" calcext:value-type="float">
            <text:p>0,00</text:p>
          </table:table-cell>
          <table:table-cell table:style-name="ce3" table:formula="of:=([.N91]+[.R91])/2" office:value-type="float" office:value="0" calcext:value-type="float">
            <text:p>0,00</text:p>
          </table:table-cell>
          <table:table-cell table:number-columns-repeated="2"/>
          <table:table-cell table:formula="of:=[.T91]*50+IF(MOD([.T91];2); [.U91]-50; -[.U9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ERGNO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nf</text:p>
          </table:table-cell>
          <table:table-cell table:formula="of:=[.V92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92]*60+[.L92]+[.M92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92]*60+[.P92]+[.Q92]/100" office:value-type="float" office:value="0" calcext:value-type="float">
            <text:p>0,00</text:p>
          </table:table-cell>
          <table:table-cell table:formula="of:=([.N92]+[.R92])/2" office:value-type="float" office:value="0" calcext:value-type="float">
            <text:p>0,00</text:p>
          </table:table-cell>
          <table:table-cell table:number-columns-repeated="2"/>
          <table:table-cell table:formula="of:=[.T92]*50+IF(MOD([.T92];2); [.U92]-50; -[.U92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FLAUD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float" office:value="850" calcext:value-type="float">
            <text:p>850</text:p>
          </table:table-cell>
          <table:table-cell table:formula="of:=[.S93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3]*60+[.L93]+[.M9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3]*60+[.P93]+[.Q93]/100" office:value-type="float" office:value="0" calcext:value-type="float">
            <text:p>0,00</text:p>
          </table:table-cell>
          <table:table-cell table:style-name="ce3" table:formula="of:=([.N93]+[.R93])/2" office:value-type="float" office:value="0" calcext:value-type="float">
            <text:p>0,00</text:p>
          </table:table-cell>
          <table:table-cell table:number-columns-repeated="2"/>
          <table:table-cell table:formula="of:=[.T93]*50+IF(MOD([.T93];2); [.U93]-50; -[.U9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ONG A SIOU LEFEBV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spd</text:p>
          </table:table-cell>
          <table:table-cell table:formula="of:=[.S94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4]*60+[.L94]+[.M9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4]*60+[.P94]+[.Q94]/100" office:value-type="float" office:value="0" calcext:value-type="float">
            <text:p>0,00</text:p>
          </table:table-cell>
          <table:table-cell table:style-name="ce3" table:formula="of:=([.N94]+[.R94])/2" office:value-type="float" office:value="0" calcext:value-type="float">
            <text:p>0,00</text:p>
          </table:table-cell>
          <table:table-cell table:number-columns-repeated="2"/>
          <table:table-cell table:formula="of:=[.T94]*50+IF(MOD([.T94];2); [.U94]-50; -[.U9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float" office:value="850" calcext:value-type="float">
            <text:p>850</text:p>
          </table:table-cell>
          <table:table-cell table:formula="of:=[.S9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5]*60+[.L95]+[.M9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5]*60+[.P95]+[.Q95]/100" office:value-type="float" office:value="0" calcext:value-type="float">
            <text:p>0,00</text:p>
          </table:table-cell>
          <table:table-cell table:style-name="ce3" table:formula="of:=([.N95]+[.R95])/2" office:value-type="float" office:value="0" calcext:value-type="float">
            <text:p>0,00</text:p>
          </table:table-cell>
          <table:table-cell table:number-columns-repeated="2"/>
          <table:table-cell table:formula="of:=[.T95]*50+IF(MOD([.T95];2); [.U95]-50; -[.U95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CIUPP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Sky Blue</text:p>
          </table:table-cell>
          <table:table-cell office:value-type="string" calcext:value-type="string">
            <text:p>dnf</text:p>
          </table:table-cell>
          <table:table-cell table:formula="of:=[.V96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96]*60+[.L96]+[.M96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96]*60+[.P96]+[.Q96]/100" office:value-type="float" office:value="0" calcext:value-type="float">
            <text:p>0,00</text:p>
          </table:table-cell>
          <table:table-cell table:formula="of:=([.N96]+[.R96])/2" office:value-type="float" office:value="0" calcext:value-type="float">
            <text:p>0,00</text:p>
          </table:table-cell>
          <table:table-cell table:number-columns-repeated="2"/>
          <table:table-cell table:formula="of:=[.T96]*50+IF(MOD([.T96];2); [.U96]-50; -[.U96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ABOU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float" office:value="850" calcext:value-type="float">
            <text:p>850</text:p>
          </table:table-cell>
          <table:table-cell table:formula="of:=[.S9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7]*60+[.L97]+[.M9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7]*60+[.P97]+[.Q97]/100" office:value-type="float" office:value="0" calcext:value-type="float">
            <text:p>0,00</text:p>
          </table:table-cell>
          <table:table-cell table:style-name="ce3" table:formula="of:=([.N97]+[.R97])/2" office:value-type="float" office:value="0" calcext:value-type="float">
            <text:p>0,00</text:p>
          </table:table-cell>
          <table:table-cell table:number-columns-repeated="2"/>
          <table:table-cell table:formula="of:=[.T97]*50+IF(MOD([.T97];2); [.U97]-50; -[.U9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spd</text:p>
          </table:table-cell>
          <table:table-cell table:formula="of:=[.S98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8]*60+[.L98]+[.M98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8]*60+[.P98]+[.Q98]/100" office:value-type="float" office:value="0" calcext:value-type="float">
            <text:p>0,00</text:p>
          </table:table-cell>
          <table:table-cell table:style-name="ce3" table:formula="of:=([.N98]+[.R98])/2" office:value-type="float" office:value="0" calcext:value-type="float">
            <text:p>0,00</text:p>
          </table:table-cell>
          <table:table-cell table:number-columns-repeated="2"/>
          <table:table-cell table:formula="of:=[.T98]*50+IF(MOD([.T98];2); [.U98]-50; -[.U98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SA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float" office:value="850" calcext:value-type="float">
            <text:p>850</text:p>
          </table:table-cell>
          <table:table-cell table:formula="of:=[.S9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9]*60+[.L99]+[.M99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99]*60+[.P99]+[.Q99]/100" office:value-type="float" office:value="0" calcext:value-type="float">
            <text:p>0,00</text:p>
          </table:table-cell>
          <table:table-cell table:style-name="ce3" table:formula="of:=([.N99]+[.R99])/2" office:value-type="float" office:value="0" calcext:value-type="float">
            <text:p>0,00</text:p>
          </table:table-cell>
          <table:table-cell table:number-columns-repeated="2"/>
          <table:table-cell table:formula="of:=[.T99]*50+IF(MOD([.T99];2); [.U99]-50; -[.U99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nf</text:p>
          </table:table-cell>
          <table:table-cell table:formula="of:=[.V100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00]*60+[.L100]+[.M100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00]*60+[.P100]+[.Q100]/100" office:value-type="float" office:value="0" calcext:value-type="float">
            <text:p>0,00</text:p>
          </table:table-cell>
          <table:table-cell table:formula="of:=([.N100]+[.R100])/2" office:value-type="float" office:value="0" calcext:value-type="float">
            <text:p>0,00</text:p>
          </table:table-cell>
          <table:table-cell table:number-columns-repeated="2"/>
          <table:table-cell table:formula="of:=[.T100]*50+IF(MOD([.T100];2); [.U100]-50; -[.U10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LA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Tortues Ninja DoBuLes Dilly</text:p>
          </table:table-cell>
          <table:table-cell office:value-type="string" calcext:value-type="string">
            <text:p>dnf</text:p>
          </table:table-cell>
          <table:table-cell table:formula="of:=[.V101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01]*60+[.L101]+[.M101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01]*60+[.P101]+[.Q101]/100" office:value-type="float" office:value="0" calcext:value-type="float">
            <text:p>0,00</text:p>
          </table:table-cell>
          <table:table-cell table:formula="of:=([.N101]+[.R101])/2" office:value-type="float" office:value="0" calcext:value-type="float">
            <text:p>0,00</text:p>
          </table:table-cell>
          <table:table-cell table:number-columns-repeated="2"/>
          <table:table-cell table:formula="of:=[.T101]*50+IF(MOD([.T101];2); [.U101]-50; -[.U10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float" office:value="850" calcext:value-type="float">
            <text:p>850</text:p>
          </table:table-cell>
          <table:table-cell table:formula="of:=[.S102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2]*60+[.L102]+[.M10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2]*60+[.P102]+[.Q102]/100" office:value-type="float" office:value="0" calcext:value-type="float">
            <text:p>0,00</text:p>
          </table:table-cell>
          <table:table-cell table:style-name="ce3" table:formula="of:=([.N102]+[.R102])/2" office:value-type="float" office:value="0" calcext:value-type="float">
            <text:p>0,00</text:p>
          </table:table-cell>
          <table:table-cell table:number-columns-repeated="2"/>
          <table:table-cell table:formula="of:=[.T102]*50+IF(MOD([.T102];2); [.U102]-50; -[.U102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HAUD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float" office:value="850" calcext:value-type="float">
            <text:p>850</text:p>
          </table:table-cell>
          <table:table-cell table:formula="of:=[.S103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3]*60+[.L103]+[.M103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3]*60+[.P103]+[.Q103]/100" office:value-type="float" office:value="0" calcext:value-type="float">
            <text:p>0,00</text:p>
          </table:table-cell>
          <table:table-cell table:style-name="ce3" table:formula="of:=([.N103]+[.R103])/2" office:value-type="float" office:value="0" calcext:value-type="float">
            <text:p>0,00</text:p>
          </table:table-cell>
          <table:table-cell table:number-columns-repeated="2"/>
          <table:table-cell table:formula="of:=[.T103]*50+IF(MOD([.T103];2); [.U103]-50; -[.U10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PAINTAND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nf</text:p>
          </table:table-cell>
          <table:table-cell table:formula="of:=[.V104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04]*60+[.L104]+[.M104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04]*60+[.P104]+[.Q104]/100" office:value-type="float" office:value="0" calcext:value-type="float">
            <text:p>0,00</text:p>
          </table:table-cell>
          <table:table-cell table:formula="of:=([.N104]+[.R104])/2" office:value-type="float" office:value="0" calcext:value-type="float">
            <text:p>0,00</text:p>
          </table:table-cell>
          <table:table-cell table:number-columns-repeated="2"/>
          <table:table-cell table:formula="of:=[.T104]*50+IF(MOD([.T104];2); [.U104]-50; -[.U10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LESC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spd</text:p>
          </table:table-cell>
          <table:table-cell table:formula="of:=[.S10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5]*60+[.L105]+[.M10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5]*60+[.P105]+[.Q105]/100" office:value-type="float" office:value="0" calcext:value-type="float">
            <text:p>0,00</text:p>
          </table:table-cell>
          <table:table-cell table:style-name="ce3" table:formula="of:=([.N105]+[.R105])/2" office:value-type="float" office:value="0" calcext:value-type="float">
            <text:p>0,00</text:p>
          </table:table-cell>
          <table:table-cell table:number-columns-repeated="2"/>
          <table:table-cell table:formula="of:=[.T105]*50+IF(MOD([.T105];2); [.U105]-50; -[.U105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LANCH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é-Puy-sés</text:p>
          </table:table-cell>
          <table:table-cell office:value-type="string" calcext:value-type="string">
            <text:p>dnf</text:p>
          </table:table-cell>
          <table:table-cell table:formula="of:=[.V106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06]*60+[.L106]+[.M106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06]*60+[.P106]+[.Q106]/100" office:value-type="float" office:value="0" calcext:value-type="float">
            <text:p>0,00</text:p>
          </table:table-cell>
          <table:table-cell table:formula="of:=([.N106]+[.R106])/2" office:value-type="float" office:value="0" calcext:value-type="float">
            <text:p>0,00</text:p>
          </table:table-cell>
          <table:table-cell table:number-columns-repeated="2"/>
          <table:table-cell table:formula="of:=[.T106]*50+IF(MOD([.T106];2); [.U106]-50; -[.U106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Servane</text:p>
          </table:table-cell>
          <table:table-cell office:value-type="string" calcext:value-type="string">
            <text:p>BARB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nf</text:p>
          </table:table-cell>
          <table:table-cell table:formula="of:=[.V10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07]*60+[.L107]+[.M107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07]*60+[.P107]+[.Q107]/100" office:value-type="float" office:value="0" calcext:value-type="float">
            <text:p>0,00</text:p>
          </table:table-cell>
          <table:table-cell table:formula="of:=([.N107]+[.R107])/2" office:value-type="float" office:value="0" calcext:value-type="float">
            <text:p>0,00</text:p>
          </table:table-cell>
          <table:table-cell table:number-columns-repeated="2"/>
          <table:table-cell table:formula="of:=[.T107]*50+IF(MOD([.T107];2); [.U107]-50; -[.U10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float" office:value="850" calcext:value-type="float">
            <text:p>850</text:p>
          </table:table-cell>
          <table:table-cell table:formula="of:=[.S108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08]*60+[.L108]+[.M108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08]*60+[.P108]+[.Q108]/100" office:value-type="float" office:value="0" calcext:value-type="float">
            <text:p>0,00</text:p>
          </table:table-cell>
          <table:table-cell table:style-name="ce3" table:formula="of:=([.N108]+[.R108])/2" office:value-type="float" office:value="0" calcext:value-type="float">
            <text:p>0,00</text:p>
          </table:table-cell>
          <table:table-cell table:number-columns-repeated="2"/>
          <table:table-cell table:formula="of:=[.T108]*50+IF(MOD([.T108];2); [.U108]-50; -[.U108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ONIN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dnf</text:p>
          </table:table-cell>
          <table:table-cell table:formula="of:=[.V10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09]*60+[.L109]+[.M10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09]*60+[.P109]+[.Q109]/100" office:value-type="float" office:value="0" calcext:value-type="float">
            <text:p>0,00</text:p>
          </table:table-cell>
          <table:table-cell table:formula="of:=([.N109]+[.R109])/2" office:value-type="float" office:value="0" calcext:value-type="float">
            <text:p>0,00</text:p>
          </table:table-cell>
          <table:table-cell table:number-columns-repeated="2"/>
          <table:table-cell table:formula="of:=[.T109]*50+IF(MOD([.T109];2); [.U109]-50; -[.U109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float" office:value="850" calcext:value-type="float">
            <text:p>850</text:p>
          </table:table-cell>
          <table:table-cell table:formula="of:=[.S110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0]*60+[.L110]+[.M11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0]*60+[.P110]+[.Q110]/100" office:value-type="float" office:value="0" calcext:value-type="float">
            <text:p>0,00</text:p>
          </table:table-cell>
          <table:table-cell table:style-name="ce3" table:formula="of:=([.N110]+[.R110])/2" office:value-type="float" office:value="0" calcext:value-type="float">
            <text:p>0,00</text:p>
          </table:table-cell>
          <table:table-cell table:number-columns-repeated="2"/>
          <table:table-cell table:formula="of:=[.T110]*50+IF(MOD([.T110];2); [.U110]-50; -[.U11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Pierre-Louis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ycodurus Eques</text:p>
          </table:table-cell>
          <table:table-cell office:value-type="string" calcext:value-type="string">
            <text:p>spd</text:p>
          </table:table-cell>
          <table:table-cell table:formula="of:=[.S111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1]*60+[.L111]+[.M11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1]*60+[.P111]+[.Q111]/100" office:value-type="float" office:value="0" calcext:value-type="float">
            <text:p>0,00</text:p>
          </table:table-cell>
          <table:table-cell table:style-name="ce3" table:formula="of:=([.N111]+[.R111])/2" office:value-type="float" office:value="0" calcext:value-type="float">
            <text:p>0,00</text:p>
          </table:table-cell>
          <table:table-cell table:number-columns-repeated="2"/>
          <table:table-cell table:formula="of:=[.T111]*50+IF(MOD([.T111];2); [.U111]-50; -[.U11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GUEGU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spd</text:p>
          </table:table-cell>
          <table:table-cell table:formula="of:=[.S112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2]*60+[.L112]+[.M112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2]*60+[.P112]+[.Q112]/100" office:value-type="float" office:value="0" calcext:value-type="float">
            <text:p>0,00</text:p>
          </table:table-cell>
          <table:table-cell table:style-name="ce3" table:formula="of:=([.N112]+[.R112])/2" office:value-type="float" office:value="0" calcext:value-type="float">
            <text:p>0,00</text:p>
          </table:table-cell>
          <table:table-cell table:number-columns-repeated="2"/>
          <table:table-cell table:formula="of:=[.T112]*50+IF(MOD([.T112];2); [.U112]-50; -[.U112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ORG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nf</text:p>
          </table:table-cell>
          <table:table-cell table:formula="of:=[.V113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13]*60+[.L113]+[.M113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13]*60+[.P113]+[.Q113]/100" office:value-type="float" office:value="0" calcext:value-type="float">
            <text:p>0,00</text:p>
          </table:table-cell>
          <table:table-cell table:formula="of:=([.N113]+[.R113])/2" office:value-type="float" office:value="0" calcext:value-type="float">
            <text:p>0,00</text:p>
          </table:table-cell>
          <table:table-cell table:number-columns-repeated="2"/>
          <table:table-cell table:formula="of:=[.T113]*50+IF(MOD([.T113];2); [.U113]-50; -[.U113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Aurelien</text:p>
          </table:table-cell>
          <table:table-cell office:value-type="string" calcext:value-type="string">
            <text:p>LANOISE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float" office:value="850" calcext:value-type="float">
            <text:p>850</text:p>
          </table:table-cell>
          <table:table-cell table:formula="of:=[.S114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4]*60+[.L114]+[.M114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4]*60+[.P114]+[.Q114]/100" office:value-type="float" office:value="0" calcext:value-type="float">
            <text:p>0,00</text:p>
          </table:table-cell>
          <table:table-cell table:style-name="ce3" table:formula="of:=([.N114]+[.R114])/2" office:value-type="float" office:value="0" calcext:value-type="float">
            <text:p>0,00</text:p>
          </table:table-cell>
          <table:table-cell table:number-columns-repeated="2"/>
          <table:table-cell table:formula="of:=[.T114]*50+IF(MOD([.T114];2); [.U114]-50; -[.U114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float" office:value="850" calcext:value-type="float">
            <text:p>850</text:p>
          </table:table-cell>
          <table:table-cell table:formula="of:=[.S115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5]*60+[.L115]+[.M115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5]*60+[.P115]+[.Q115]/100" office:value-type="float" office:value="0" calcext:value-type="float">
            <text:p>0,00</text:p>
          </table:table-cell>
          <table:table-cell table:style-name="ce3" table:formula="of:=([.N115]+[.R115])/2" office:value-type="float" office:value="0" calcext:value-type="float">
            <text:p>0,00</text:p>
          </table:table-cell>
          <table:table-cell table:number-columns-repeated="2"/>
          <table:table-cell table:formula="of:=[.T115]*50+IF(MOD([.T115];2); [.U115]-50; -[.U115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LAMI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RA du LAC</text:p>
          </table:table-cell>
          <table:table-cell office:value-type="string" calcext:value-type="string">
            <text:p>dnf</text:p>
          </table:table-cell>
          <table:table-cell table:formula="of:=[.V116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16]*60+[.L116]+[.M116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16]*60+[.P116]+[.Q116]/100" office:value-type="float" office:value="0" calcext:value-type="float">
            <text:p>0,00</text:p>
          </table:table-cell>
          <table:table-cell table:formula="of:=([.N116]+[.R116])/2" office:value-type="float" office:value="0" calcext:value-type="float">
            <text:p>0,00</text:p>
          </table:table-cell>
          <table:table-cell table:number-columns-repeated="2"/>
          <table:table-cell table:formula="of:=[.T116]*50+IF(MOD([.T116];2); [.U116]-50; -[.U116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float" office:value="850" calcext:value-type="float">
            <text:p>850</text:p>
          </table:table-cell>
          <table:table-cell table:formula="of:=[.S117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7]*60+[.L117]+[.M117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17]*60+[.P117]+[.Q117]/100" office:value-type="float" office:value="0" calcext:value-type="float">
            <text:p>0,00</text:p>
          </table:table-cell>
          <table:table-cell table:style-name="ce3" table:formula="of:=([.N117]+[.R117])/2" office:value-type="float" office:value="0" calcext:value-type="float">
            <text:p>0,00</text:p>
          </table:table-cell>
          <table:table-cell table:number-columns-repeated="2"/>
          <table:table-cell table:formula="of:=[.T117]*50+IF(MOD([.T117];2); [.U117]-50; -[.U11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LAJ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nf</text:p>
          </table:table-cell>
          <table:table-cell table:formula="of:=[.V118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18]*60+[.L118]+[.M118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18]*60+[.P118]+[.Q118]/100" office:value-type="float" office:value="0" calcext:value-type="float">
            <text:p>0,00</text:p>
          </table:table-cell>
          <table:table-cell table:formula="of:=([.N118]+[.R118])/2" office:value-type="float" office:value="0" calcext:value-type="float">
            <text:p>0,00</text:p>
          </table:table-cell>
          <table:table-cell table:number-columns-repeated="2"/>
          <table:table-cell table:formula="of:=[.T118]*50+IF(MOD([.T118];2); [.U118]-50; -[.U118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IER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dnf</text:p>
          </table:table-cell>
          <table:table-cell table:formula="of:=[.V119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K119]*60+[.L119]+[.M119]/100" office:value-type="float" office:value="0" calcext:value-type="float">
            <text:p>0,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[.O119]*60+[.P119]+[.Q119]/100" office:value-type="float" office:value="0" calcext:value-type="float">
            <text:p>0,00</text:p>
          </table:table-cell>
          <table:table-cell table:formula="of:=([.N119]+[.R119])/2" office:value-type="float" office:value="0" calcext:value-type="float">
            <text:p>0,00</text:p>
          </table:table-cell>
          <table:table-cell table:number-columns-repeated="2"/>
          <table:table-cell table:formula="of:=[.T119]*50+IF(MOD([.T119];2); [.U119]-50; -[.U119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Virgi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tre jour viendra</text:p>
          </table:table-cell>
          <table:table-cell office:value-type="float" office:value="850" calcext:value-type="float">
            <text:p>850</text:p>
          </table:table-cell>
          <table:table-cell table:formula="of:=[.S120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0]*60+[.L120]+[.M120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20]*60+[.P120]+[.Q120]/100" office:value-type="float" office:value="0" calcext:value-type="float">
            <text:p>0,00</text:p>
          </table:table-cell>
          <table:table-cell table:style-name="ce3" table:formula="of:=([.N120]+[.R120])/2" office:value-type="float" office:value="0" calcext:value-type="float">
            <text:p>0,00</text:p>
          </table:table-cell>
          <table:table-cell table:number-columns-repeated="2"/>
          <table:table-cell table:formula="of:=[.T120]*50+IF(MOD([.T120];2); [.U120]-50; -[.U120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LOQU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re jour viendra</text:p>
          </table:table-cell>
          <table:table-cell office:value-type="string" calcext:value-type="string">
            <text:p>spd</text:p>
          </table:table-cell>
          <table:table-cell table:formula="of:=[.S121]"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1]*60+[.L121]+[.M121]/100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O121]*60+[.P121]+[.Q121]/100" office:value-type="float" office:value="0" calcext:value-type="float">
            <text:p>0,00</text:p>
          </table:table-cell>
          <table:table-cell table:style-name="ce3" table:formula="of:=([.N121]+[.R121])/2" office:value-type="float" office:value="0" calcext:value-type="float">
            <text:p>0,00</text:p>
          </table:table-cell>
          <table:table-cell table:number-columns-repeated="2"/>
          <table:table-cell table:formula="of:=[.T121]*50+IF(MOD([.T121];2); [.U121]-50; -[.U12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resultats-calcul'.A1:'resultats-calcul'.V121" table:display-filter-buttons="true">
          <table:filter>
            <table:filter-and>
              <table:filter-condition table:field-number="5" table:value="dwf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08:53:07.462546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5-25T12:39:48.072568472</dc:date>
    <meta:editing-duration>PT3H27M32S</meta:editing-duration>
    <meta:editing-cycles>54</meta:editing-cycles>
    <meta:document-statistic meta:table-count="1" meta:cell-count="2338" meta:object-count="0"/>
  </office:meta>
</office:document-meta>
</file>